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1977790569"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Versions 8.x are also supported. Based on user feedback, PostgreSQL 9.x does not correctly retain image information. Please follow the PostgreSQL-provided documentation for installing PostgreSQL. After installing the required PostgreSQL packages, please perform the following operations:</text:p>
      <text:list xml:id="list118365809"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perform the following operation:</text:p>
      <text:list xml:id="list2146690942" text:style-name="L3">
        <text:list-item>
          <text:p text:style-name="P9">sqlite3 -init sqlite_create_schema.sql biblioteq.db.</text:p>
        </text:list-item>
      </text:list>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637757121" text:style-name="L4">
        <text:list-item>
          <text:p text:style-name="P10"><text:soft-page-break/>Qt 4.7.3, or greater, must be installed. Please download the software from <text:a xlink:type="simple" xlink:href="http://qt.nokia.com/downloads">http://qt.nokia.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0">YAZ 2.1.53, or higher, must be installed. Please download the software from <text:a xlink:type="simple" xlink:href="http://www.indexdata.com/yaz">http://www.indexdata.com/yaz</text:a><text:a xlink:type="simple" xlink:href="http://www.sqlite.org/download.html">.</text:a></text:p>
        </text:list-item>
        <text:list-item>
          <text:p text:style-name="P10">If you intend to use PostgreSQL, the PostgreSQL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item>
          <text:p text:style-name="P10">After the required dependencies have been fulfilled and your environment is properly configured for Qt, build BiblioteQ via qmake -o Makefile biblioteq.pro &amp;&amp; make.</text:p>
        </text:list-item>
        <text:list-item>
          <text:p text:style-name="P10">Finally, execute sudo make install.</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oft-page-break/><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Alexis Megas</meta:initial-creator>
    <meta:creation-date>2009-01-24T10:30:40</meta:creation-date>
    <dc:date>2011-05-20T20:03:13</dc:date>
    <meta:editing-cycles>174</meta:editing-cycles>
    <meta:editing-duration>P1DT6H39M59S</meta:editing-duration>
    <meta:document-statistic meta:table-count="0" meta:image-count="0" meta:object-count="0" meta:page-count="3" meta:paragraph-count="42" meta:word-count="593" meta:character-count="4499"/>
    <dc:creator>Alexis Megas</dc:creator>
    <meta:user-defined meta:name="Info 1"/>
    <meta:user-defined meta:name="Info 2"/>
    <meta:user-defined meta:name="Info 3"/>
    <meta:user-defined meta:name="Info 4"/>
  </office:meta>
</office:document-meta>
</file>